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ddebb" officeooo:paragraph-rsid="001ddebb" style:font-size-asian="14pt" style:font-size-complex="16pt"/>
    </style:style>
    <style:style style:name="P2" style:family="paragraph" style:parent-style-name="Standard">
      <style:text-properties fo:font-size="16pt" style:text-underline-style="none" officeooo:rsid="001ddebb" officeooo:paragraph-rsid="001ddebb" style:font-size-asian="14pt" style:font-size-complex="16pt"/>
    </style:style>
    <style:style style:name="P3" style:family="paragraph" style:parent-style-name="Standard" style:list-style-name="L1">
      <style:text-properties fo:font-size="16pt" style:text-underline-style="none" officeooo:rsid="001ddebb" officeooo:paragraph-rsid="001ddebb" style:font-size-asian="14pt" style:font-size-complex="16pt"/>
    </style:style>
    <style:style style:name="P4" style:family="paragraph" style:parent-style-name="Standard" style:list-style-name="L2">
      <style:text-properties fo:font-size="16pt" style:text-underline-style="none" officeooo:rsid="001ddebb" officeooo:paragraph-rsid="001ddebb" style:font-size-asian="14pt" style:font-size-complex="16pt"/>
    </style:style>
    <style:style style:name="P5" style:family="paragraph" style:parent-style-name="Standard" style:list-style-name="L2">
      <style:text-properties fo:font-size="16pt" style:text-underline-style="none" officeooo:rsid="001fae4d" officeooo:paragraph-rsid="001fae4d" style:font-size-asian="14pt" style:font-size-complex="16pt"/>
    </style:style>
    <style:style style:name="P6" style:family="paragraph" style:parent-style-name="Standard">
      <style:text-properties fo:font-size="16pt" style:text-underline-style="none" officeooo:rsid="001fae4d" officeooo:paragraph-rsid="001fae4d" style:font-size-asian="14pt" style:font-size-complex="16pt"/>
    </style:style>
    <style:style style:name="P7" style:family="paragraph" style:parent-style-name="Standard" style:list-style-name="L3">
      <style:text-properties fo:font-size="16pt" style:text-underline-style="none" officeooo:rsid="001fae4d" officeooo:paragraph-rsid="001fae4d" style:font-size-asian="14pt" style:font-size-complex="16pt"/>
    </style:style>
    <style:style style:name="P8" style:family="paragraph" style:parent-style-name="Standard" style:list-style-name="L4">
      <style:text-properties fo:font-size="16pt" style:text-underline-style="none" officeooo:rsid="001fae4d" officeooo:paragraph-rsid="001fae4d" style:font-size-asian="14pt" style:font-size-complex="16pt"/>
    </style:style>
    <style:style style:name="P9" style:family="paragraph" style:parent-style-name="Standard" style:list-style-name="L5">
      <style:text-properties fo:font-size="16pt" style:text-underline-style="none" officeooo:rsid="002032b7" officeooo:paragraph-rsid="002032b7" style:font-size-asian="14pt" style:font-size-complex="16pt"/>
    </style:style>
    <style:style style:name="P10" style:family="paragraph" style:parent-style-name="Standard">
      <style:text-properties fo:color="#2a6099" fo:font-size="16pt" style:text-underline-style="solid" style:text-underline-width="auto" style:text-underline-color="font-color" officeooo:rsid="001ddebb" officeooo:paragraph-rsid="001ddebb" style:font-size-asian="14pt" style:font-size-complex="16pt"/>
    </style:style>
    <style:style style:name="P11" style:family="paragraph" style:parent-style-name="Standard" style:list-style-name="L1">
      <style:text-properties officeooo:paragraph-rsid="001ddebb"/>
    </style:style>
    <style:style style:name="P12" style:family="paragraph" style:parent-style-name="Standard">
      <style:text-properties officeooo:paragraph-rsid="001fae4d"/>
    </style:style>
    <style:style style:name="P13" style:family="paragraph" style:parent-style-name="Standard" style:list-style-name="L2">
      <style:text-properties officeooo:paragraph-rsid="001ddebb"/>
    </style:style>
    <style:style style:name="P14" style:family="paragraph" style:parent-style-name="Standard" style:list-style-name="L3">
      <style:text-properties officeooo:paragraph-rsid="001fae4d"/>
    </style:style>
    <style:style style:name="P15" style:family="paragraph" style:parent-style-name="Standard" style:list-style-name="L4">
      <style:text-properties officeooo:paragraph-rsid="001fae4d"/>
    </style:style>
    <style:style style:name="P16" style:family="paragraph" style:parent-style-name="Standard" style:list-style-name="L5">
      <style:text-properties officeooo:paragraph-rsid="002032b7"/>
    </style:style>
    <style:style style:name="P17" style:family="paragraph" style:parent-style-name="Standard">
      <style:text-properties officeooo:paragraph-rsid="0021a24d"/>
    </style:style>
    <style:style style:name="P18" style:family="paragraph" style:parent-style-name="Standard" style:list-style-name="L6">
      <style:text-properties officeooo:rsid="0021a24d" officeooo:paragraph-rsid="0021a24d"/>
    </style:style>
    <style:style style:name="P19" style:family="paragraph" style:parent-style-name="Standard" style:list-style-name="L6">
      <style:text-properties officeooo:rsid="0021a24d" officeooo:paragraph-rsid="00240c7e"/>
    </style:style>
    <style:style style:name="P20" style:family="paragraph" style:parent-style-name="Standard">
      <style:text-properties officeooo:rsid="0021a24d" officeooo:paragraph-rsid="0021a24d"/>
    </style:style>
    <style:style style:name="P21" style:family="paragraph" style:parent-style-name="Standard" style:list-style-name="L7">
      <style:text-properties officeooo:rsid="0021a24d" officeooo:paragraph-rsid="0021a24d"/>
    </style:style>
    <style:style style:name="P22" style:family="paragraph" style:parent-style-name="Standard" style:list-style-name="L7">
      <style:text-properties officeooo:rsid="00225cd0" officeooo:paragraph-rsid="00225cd0"/>
    </style:style>
    <style:style style:name="P23" style:family="paragraph" style:parent-style-name="Standard">
      <style:text-properties officeooo:rsid="00225cd0" officeooo:paragraph-rsid="00225cd0"/>
    </style:style>
    <style:style style:name="P24" style:family="paragraph" style:parent-style-name="Standard" style:list-style-name="L8">
      <style:text-properties officeooo:rsid="00225cd0" officeooo:paragraph-rsid="00225cd0"/>
    </style:style>
    <style:style style:name="P25" style:family="paragraph" style:parent-style-name="Standard" style:list-style-name="L6">
      <style:text-properties officeooo:rsid="00237e12" officeooo:paragraph-rsid="00237e12"/>
    </style:style>
    <style:style style:name="P26" style:family="paragraph" style:parent-style-name="Standard" style:list-style-name="L6">
      <style:text-properties officeooo:rsid="00240c7e" officeooo:paragraph-rsid="00240c7e"/>
    </style:style>
    <style:style style:name="P27" style:family="paragraph" style:parent-style-name="Standard">
      <style:text-properties officeooo:rsid="00240c7e" officeooo:paragraph-rsid="00240c7e"/>
    </style:style>
    <style:style style:name="P28" style:family="paragraph" style:parent-style-name="Standard" style:list-style-name="L10">
      <style:text-properties officeooo:paragraph-rsid="002507a7"/>
    </style:style>
    <style:style style:name="P29" style:family="paragraph" style:parent-style-name="Standard">
      <style:text-properties officeooo:paragraph-rsid="002507a7"/>
    </style:style>
    <style:style style:name="P30" style:family="paragraph" style:parent-style-name="Standard">
      <style:text-properties officeooo:rsid="00265a8e" officeooo:paragraph-rsid="00265a8e"/>
    </style:style>
    <style:style style:name="P31" style:family="paragraph" style:parent-style-name="Standard" style:list-style-name="L11">
      <style:text-properties officeooo:rsid="00265a8e" officeooo:paragraph-rsid="00265a8e"/>
    </style:style>
    <style:style style:name="P32" style:family="paragraph" style:parent-style-name="Standard" style:list-style-name="L12">
      <style:text-properties officeooo:rsid="00265a8e" officeooo:paragraph-rsid="00265a8e"/>
    </style:style>
    <style:style style:name="P33" style:family="paragraph" style:parent-style-name="Standard" style:list-style-name="L13">
      <style:text-properties officeooo:rsid="00265a8e" officeooo:paragraph-rsid="00265a8e"/>
    </style:style>
    <style:style style:name="P34" style:family="paragraph" style:parent-style-name="Standard" style:list-style-name="L11">
      <style:text-properties officeooo:paragraph-rsid="00265a8e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2507a7" style:font-size-asian="14pt" style:font-size-complex="16pt"/>
    </style:style>
    <style:style style:name="T3" style:family="text">
      <style:text-properties fo:font-size="16pt" officeooo:rsid="00265a8e" style:font-size-asian="14pt" style:font-size-complex="16pt"/>
    </style:style>
    <style:style style:name="T4" style:family="text">
      <style:text-properties fo:font-size="16pt" style:text-underline-style="none" style:font-size-asian="14pt" style:font-size-complex="16pt"/>
    </style:style>
    <style:style style:name="T5" style:family="text">
      <style:text-properties fo:font-size="16pt" style:text-underline-style="none" officeooo:rsid="001fae4d" style:font-size-asian="14pt" style:font-size-complex="16pt"/>
    </style:style>
    <style:style style:name="T6" style:family="text">
      <style:text-properties fo:font-size="16pt" style:text-underline-style="none" officeooo:rsid="001ddebb" style:font-size-asian="14pt" style:font-size-complex="16pt"/>
    </style:style>
    <style:style style:name="T7" style:family="text">
      <style:text-properties fo:font-size="16pt" style:text-underline-style="none" officeooo:rsid="002032b7" style:font-size-asian="14pt" style:font-size-complex="16pt"/>
    </style:style>
    <style:style style:name="T8" style:family="text">
      <style:text-properties fo:font-size="16pt" style:text-underline-style="none" officeooo:rsid="0021a24d" style:font-size-asian="14pt" style:font-size-complex="16pt"/>
    </style:style>
    <style:style style:name="T9" style:family="text">
      <style:text-properties fo:font-size="16pt" style:text-underline-style="none" officeooo:rsid="00240c7e" style:font-size-asian="14pt" style:font-size-complex="1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032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34cm" fo:text-indent="-0.635cm" fo:margin-left="1.8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69cm" fo:text-indent="-0.635cm" fo:margin-left="2.4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04cm" fo:text-indent="-0.635cm" fo:margin-left="3.1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39cm" fo:text-indent="-0.635cm" fo:margin-left="3.7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74cm" fo:text-indent="-0.635cm" fo:margin-left="4.3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09cm" fo:text-indent="-0.635cm" fo:margin-left="5.0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44cm" fo:text-indent="-0.635cm" fo:margin-left="5.6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79cm" fo:text-indent="-0.635cm" fo:margin-left="6.2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14cm" fo:text-indent="-0.635cm" fo:margin-left="6.9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49cm" fo:text-indent="-0.635cm" fo:margin-left="7.549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14cm" fo:text-indent="-0.635cm" fo:margin-left="8.11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OJECT MANAGEMENT </text:p>
      <text:p text:style-name="P2"/>
      <text:p text:style-name="P2">PLANNING AND SCOPE:</text:p>
      <text:p text:style-name="P1"/>
      <text:p text:style-name="P1">SCOPE:</text:p>
      <text:list xml:id="list54803549" text:style-name="L1">
        <text:list-item>
          <text:p text:style-name="P11"><text:span text:style-name="T6">functions and feature</text:span></text:p>
        </text:list-item>
        <text:list-item>
          <text:p text:style-name="P3">data input and output</text:p>
        </text:list-item>
        <text:list-item>
          <text:p text:style-name="P3">content that is presented to user as results of using software</text:p>
        </text:list-item>
        <text:list-item>
          <text:p text:style-name="P3">performance, constrains,interface and reliability that bound system</text:p>
        </text:list-item>
      </text:list>
      <text:p text:style-name="P2"><text:tab/>SCOPE CAN BE :</text:p>
      <text:list xml:id="list145436849" text:style-name="L2">
        <text:list-item>
          <text:p text:style-name="P13"><text:span text:style-name="T6">Narrative </text:span></text:p>
          <text:list>
            <text:list-item>
              <text:p text:style-name="P5">after communication with stakeholders</text:p>
              <text:p text:style-name="P5"/>
            </text:list-item>
          </text:list>
        </text:list-item>
        <text:list-item>
          <text:p text:style-name="P4">Or Use case </text:p>
          <text:list>
            <text:list-item>
              <text:p text:style-name="P5">scenario based description of the user’s interaction with the software from user’s point of view</text:p>
              <text:p text:style-name="P5"/>
            </text:list-item>
          </text:list>
        </text:list-item>
      </text:list>
      <text:p text:style-name="P12"><text:span text:style-name="T5"><text:tab/>FEASIBILITY:</text:span></text:p>
      <text:list xml:id="list3165038738" text:style-name="L3">
        <text:list-item>
          <text:p text:style-name="P14"><text:span text:style-name="T5">determine the resources required</text:span></text:p>
        </text:list-item>
        <text:list-item>
          <text:p text:style-name="P7">make sure you have an answer to the question :</text:p>
          <text:list>
            <text:list-item>
              <text:p text:style-name="P7">do we have the resources we need to build <text:s/>this software</text:p>
            </text:list-item>
            <text:list-item>
              <text:p text:style-name="P7">Resources can be:</text:p>
              <text:list>
                <text:list-item>
                  <text:p text:style-name="P7">people</text:p>
                </text:list-item>
                <text:list-item>
                  <text:p text:style-name="P7">hardware and software tools</text:p>
                </text:list-item>
                <text:list-item>
                  <text:p text:style-name="P7">reusable components</text:p>
                </text:list-item>
              </text:list>
            </text:list-item>
          </text:list>
        </text:list-item>
      </text:list>
      <text:p text:style-name="P6"><text:s text:c="9"/>GOALS:</text:p>
      <text:list xml:id="list2398375308" text:style-name="L4">
        <text:list-item>
          <text:p text:style-name="P8">goals are derived from needs and expectations of <text:span text:style-name="T10">STAKEHOLDERS</text:span>:</text:p>
          <text:list>
            <text:list-item>
              <text:p text:style-name="P8"><text:span text:style-name="T10">Stakeholders</text:span> is someone directly or indirectly impacted by the project such as :</text:p>
              <text:list>
                <text:list-item>
                  <text:p text:style-name="P8">sponsor</text:p>
                </text:list-item>
                <text:list-item>
                  <text:p text:style-name="P8">customer</text:p>
                </text:list-item>
                <text:list-item>
                  <text:p text:style-name="P8">users</text:p>
                </text:list-item>
                <text:list-item>
                  <text:p text:style-name="P8">project management and project team</text:p>
                </text:list-item>
              </text:list>
            </text:list-item>
          </text:list>
        </text:list-item>
        <text:list-item>
          <text:p text:style-name="P15"><text:span text:style-name="T7">goals must be SMART </text:span><text:span text:style-name="T5"><text:s text:c="23"/></text:span></text:p>
        </text:list-item>
      </text:list>
      <text:p text:style-name="P6"><text:s text:c="9"/><text:span text:style-name="T11">DELIVERABLES:</text:span></text:p>
      <text:list xml:id="list3042315611" text:style-name="L5">
        <text:list-item>
          <text:p text:style-name="P9">List of item that have to be delivered to meet goals:</text:p>
          <text:list>
            <text:list-item>
              <text:p text:style-name="P9">It must be verifiable and specifically</text:p>
            </text:list-item>
            <text:list-item>
              <text:p text:style-name="P9">It can be report or software </text:p>
            </text:list-item>
          </text:list>
        </text:list-item>
        <text:list-item>
          <text:p text:style-name="P16"><text:soft-page-break/><text:span text:style-name="T7">Date when its going to be delivered</text:span></text:p>
        </text:list-item>
        <text:list-item>
          <text:p text:style-name="P16"><text:span text:style-name="T7">Give quality standards for example:</text:span></text:p>
          <text:list>
            <text:list-item>
              <text:p text:style-name="P16"><text:span text:style-name="T7">if its a code , it must run correctly</text:span></text:p>
            </text:list-item>
            <text:list-item>
              <text:p text:style-name="P16"><text:span text:style-name="T7">if is document, it </text:span><text:span text:style-name="T8">must be according to specific format</text:span></text:p>
            </text:list-item>
          </text:list>
        </text:list-item>
      </text:list>
      <text:p text:style-name="P17"><text:span text:style-name="T8"><text:s text:c="9"/></text:span></text:p>
      <text:p text:style-name="P17"><text:span text:style-name="T8">SCHEDULING:</text:span></text:p>
      <text:list xml:id="list2849236301" text:style-name="L6">
        <text:list-item>
          <text:p text:style-name="P18"><text:span text:style-name="T4">Effort required(Time based)</text:span></text:p>
          <text:list>
            <text:list-item>
              <text:p text:style-name="P19"><text:span text:style-name="T4">people required </text:span><text:span text:style-name="T9">for each task</text:span></text:p>
            </text:list-item>
            <text:list-item>
              <text:p text:style-name="P19"><text:span text:style-name="T4">resource</text:span><text:span text:style-name="T9">s needed <text:s/>to complete each task</text:span></text:p>
            </text:list-item>
          </text:list>
        </text:list-item>
        <text:list-item>
          <text:p text:style-name="P18"><text:span text:style-name="T4">update deliverables with this and work schedule outcomes</text:span></text:p>
        </text:list-item>
        <text:list-item>
          <text:p text:style-name="P18"><text:span text:style-name="T4">if schedule is not realistic you can :</text:span></text:p>
          <text:list>
            <text:list-item>
              <text:p text:style-name="P18"><text:span text:style-name="T4">negotiate deadline - delay</text:span></text:p>
            </text:list-item>
            <text:list-item>
              <text:p text:style-name="P18"><text:span text:style-name="T4">additional resources – more expensive</text:span></text:p>
            </text:list-item>
            <text:list-item>
              <text:p text:style-name="P18"><text:span text:style-name="T4">reduce scope – few deliverables( add things that make sense)</text:span></text:p>
            </text:list-item>
          </text:list>
        </text:list-item>
        <text:list-item>
          <text:p text:style-name="P25"><text:span text:style-name="T4">split the work in a project into separate task</text:span></text:p>
          <text:list>
            <text:list-item>
              <text:p text:style-name="P25"><text:span text:style-name="T4">minimise task dependencies</text:span></text:p>
            </text:list-item>
          </text:list>
        </text:list-item>
        <text:list-item>
          <text:p text:style-name="P26"><text:span text:style-name="T4">Estimate the calendar time needed to complete each task</text:span></text:p>
          <text:list>
            <text:list-item>
              <text:p text:style-name="P26"><text:span text:style-name="T4">split up if much longer than 1 week( never more 2 month)</text:span></text:p>
            </text:list-item>
            <text:list-item>
              <text:p text:style-name="P26"><text:span text:style-name="T4">Make tasks concurrently to <text:s/>make optimal use of work</text:span></text:p>
            </text:list-item>
          </text:list>
        </text:list-item>
      </text:list>
      <text:p text:style-name="P20"><text:span text:style-name="T4"/></text:p>
      <text:p text:style-name="P20"><text:span text:style-name="T4">SUPPORT PLANS:</text:span></text:p>
      <text:list xml:id="list2413775389" text:style-name="L7">
        <text:list-item>
          <text:p text:style-name="P21"><text:span text:style-name="T4">human resources plan</text:span></text:p>
          <text:list>
            <text:list-item>
              <text:p text:style-name="P21"><text:span text:style-name="T4">name <text:s/>key individuals and their roles</text:span></text:p>
            </text:list-item>
            <text:list-item>
              <text:p text:style-name="P21"><text:span text:style-name="T4">number and type of people needed :</text:span></text:p>
              <text:list>
                <text:list-item>
                  <text:p text:style-name="P21"><text:span text:style-name="T4">start date , estimate duration and how to get them</text:span></text:p>
                </text:list-item>
              </text:list>
            </text:list-item>
          </text:list>
        </text:list-item>
        <text:list-item>
          <text:p text:style-name="P21"><text:span text:style-name="T4">communication and management planning</text:span></text:p>
          <text:list>
            <text:list-item>
              <text:p text:style-name="P21"><text:span text:style-name="T4">who need to be informed</text:span></text:p>
            </text:list-item>
            <text:list-item>
              <text:p text:style-name="P21"><text:span text:style-name="T4">how they will receive information</text:span></text:p>
              <text:list>
                <text:list-item>
                  <text:p text:style-name="P21"><text:span text:style-name="T4">weekly review meeting </text:span></text:p>
                </text:list-item>
                <text:list-item>
                  <text:p text:style-name="P21"><text:span text:style-name="T4">progress reports</text:span></text:p>
                </text:list-item>
                <text:list-item>
                  <text:p text:style-name="P21"><text:span text:style-name="T4">revised schedule</text:span></text:p>
                </text:list-item>
                <text:list-item>
                  <text:p text:style-name="P22"><text:span text:style-name="T4">IN our case <text:s/>weekly Friday meetings and progress reports </text:span></text:p>
                </text:list-item>
              </text:list>
            </text:list-item>
          </text:list>
        </text:list-item>
        <text:list-item>
          <text:p text:style-name="P21"><text:span text:style-name="T4">Risk management plan *******</text:span></text:p>
        </text:list-item>
      </text:list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3"><text:span text:style-name="T4">ROLE AND RESPONSIBILITIES:*********</text:span></text:p>
      <text:list xml:id="list895614680" text:style-name="L8">
        <text:list-item>
          <text:p text:style-name="P24"><text:span text:style-name="T4">Team needs people with skills </text:span></text:p>
        </text:list-item>
      </text:list>
      <text:p text:style-name="P23"><text:soft-page-break/><text:span text:style-name="T4"/></text:p>
      <text:p text:style-name="P23"><text:span text:style-name="T4"/></text:p>
      <text:p text:style-name="P27"><text:span text:style-name="T4">NETWORK ANALYSIS:<text:line-break/></text:span></text:p>
      <text:p text:style-name="P27"><text:span text:style-name="T4">CRITICAL PATH :</text:span></text:p>
      <text:list xml:id="list1818286792" text:style-name="L10">
        <text:list-item>
          <text:p text:style-name="P28"><text:span text:style-name="T2">determine <text:s text:c="3"/>overall of the project duration</text:span></text:p>
        </text:list-item>
      </text:list>
      <text:p text:style-name="P29"><text:span text:style-name="T2"/></text:p>
      <text:p text:style-name="P29"><text:span text:style-name="T2"/></text:p>
      <text:p text:style-name="P29"><text:span text:style-name="T2"/></text:p>
      <text:p text:style-name="P30"><text:span text:style-name="T2">M</text:span><text:span text:style-name="T1">ANAGING RISKS:</text:span></text:p>
      <text:p text:style-name="P30"><text:span text:style-name="T1"/></text:p>
      <text:list xml:id="list4168645149" text:style-name="L11">
        <text:list-item>
          <text:p text:style-name="P31"><text:span text:style-name="T1">WHY?</text:span></text:p>
          <text:list>
            <text:list-item>
              <text:p text:style-name="P31"><text:span text:style-name="T1">project have high level of uncertainty</text:span></text:p>
            </text:list-item>
            <text:list-item>
              <text:p text:style-name="P31"><text:span text:style-name="T1">better to anticipate problems</text:span></text:p>
            </text:list-item>
          </text:list>
        </text:list-item>
        <text:list-item>
          <text:p text:style-name="P34"><text:span text:style-name="T3">How <text:s/>?</text:span></text:p>
          <text:list>
            <text:list-item>
              <text:p text:style-name="P34"><text:span text:style-name="T3">identify -&gt; Analyse -&gt; Rank</text:span></text:p>
            </text:list-item>
            <text:list-item>
              <text:p text:style-name="P34"><text:span text:style-name="T3">plan for monitoring , mitigation , management</text:span></text:p>
            </text:list-item>
            <text:list-item>
              <text:p text:style-name="P31"><text:span text:style-name="T1">Revisit continually during the project</text:span></text:p>
            </text:list-item>
          </text:list>
        </text:list-item>
      </text:list>
      <text:p text:style-name="P30"><text:span text:style-name="T1"><text:s text:c="4"/>Top 10 risks :</text:span></text:p>
      <text:list xml:id="list1365593489" text:style-name="L12">
        <text:list-item>
          <text:p text:style-name="P32"><text:span text:style-name="T1">in slide of risks ,week1</text:span></text:p>
        </text:list-item>
      </text:list>
      <text:p text:style-name="P30"><text:span text:style-name="T1"><text:s text:c="8"/>in our case :</text:span></text:p>
      <text:list xml:id="list1587205905" text:style-name="L13">
        <text:list-item>
          <text:p text:style-name="P33"><text:span text:style-name="T1">Member of the team get sick, we will need to schedule</text:span></text:p>
        </text:list-item>
        <text:list-item>
          <text:p text:style-name="P33"><text:span text:style-name="T1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0:35:08.165167569</meta:creation-date>
    <dc:date>2021-08-11T20:05:58.408712866</dc:date>
    <meta:editing-duration>PT3H33M11S</meta:editing-duration>
    <meta:editing-cycles>1</meta:editing-cycles>
    <meta:document-statistic meta:table-count="0" meta:image-count="0" meta:object-count="0" meta:page-count="3" meta:paragraph-count="84" meta:word-count="479" meta:character-count="2642" meta:non-whitespace-character-count="2227"/>
    <meta:generator>LibreOffice/6.4.7.2$Linux_X86_64 LibreOffice_project/40$Build-2</meta:generator>
  </office:meta>
</office:document-meta>
</file>